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ef5dc" officeooo:paragraph-rsid="000c9843"/>
    </style:style>
    <style:style style:name="P2" style:family="paragraph" style:parent-style-name="Standard" style:list-style-name="L1">
      <style:text-properties style:font-name="Arial" officeooo:rsid="000c9843" officeooo:paragraph-rsid="000c9843"/>
    </style:style>
    <style:style style:name="P3" style:family="paragraph" style:parent-style-name="Standard" style:list-style-name="L1">
      <style:text-properties officeooo:paragraph-rsid="000c9843"/>
    </style:style>
    <style:style style:name="T1" style:family="text">
      <style:text-properties style:font-name="Arial" officeooo:rsid="000c9843"/>
    </style:style>
    <text:list-style style:name="L1">
      <text:list-level-style-number text:level="1" text:style-name="Numbering_20_Symbols" loext:num-list-format="%1%)" style:num-suffix=")" style:num-format="A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Hinckley</text:p>
      <text:p text:style-name="P1">000636849</text:p>
      <text:p text:style-name="P1">Bachelor of Science, Computer Science</text:p>
      <text:p text:style-name="P1">C950 – Task 1</text:p>
      <text:p text:style-name="P1"/>
      <text:list text:style-name="L1">
        <text:list-item>
          <text:p text:style-name="P2">asdf</text:p>
          <text:list>
            <text:list-item>
              <text:p text:style-name="P2">Provide screenshots to show the status of all packages loaded onto each truck at a time between 8:35 a.m. and 9:25 a.m.<text:line-break/></text:p>
            </text:list-item>
            <text:list-item>
              <text:p text:style-name="P2">Provide screenshots to show the status of all packages loaded onto each truck at a time between 9:35 a.m. and 10:25 a.m.<text:line-break/></text:p>
            </text:list-item>
            <text:list-item>
              <text:p text:style-name="P2">Provide screenshots to show the status of all packages loaded onto each truck at a time between 12:03 p.m. and 1:12 p.m.<text:line-break/></text:p>
            </text:list-item>
          </text:list>
        </text:list-item>
        <text:list-item>
          <text:p text:style-name="P2">Provide screenshots showing successful completion of the code that includes the total mileage traveled by all trucks.<text:line-break/></text:p>
        </text:list-item>
        <text:list-item>
          <text:p text:style-name="P2">Justify the package delivery algorithm used in the solution as written in the original program by doing the following:</text:p>
          <text:list>
            <text:list-item>
              <text:p text:style-name="P2">Describe two or more strengths of the algorithm used in the solution.<text:line-break/></text:p>
            </text:list-item>
            <text:list-item>
              <text:p text:style-name="P2">Verify that the algorithm used in the solution meets all requirements in the scenario.<text:line-break/></text:p>
            </text:list-item>
            <text:list-item>
              <text:p text:style-name="P2">Identify two other named algorithms that are different from the algorithm implemented in the solution and would meet all requirements in the scenario.<text:line-break/></text:p>
              <text:list>
                <text:list-item>
                  <text:p text:style-name="P2">Describe how both algorithms identified in part F3 are different from the algorithm used in the solution.<text:line-break/></text:p>
                </text:list-item>
              </text:list>
            </text:list-item>
          </text:list>
        </text:list-item>
        <text:list-item>
          <text:p text:style-name="P2">Describe what you would do differently, other than the two algorithms identified in part F3, if you did this project again, including details of the modifications that would be made.<text:line-break/></text:p>
        </text:list-item>
        <text:list-item>
          <text:p text:style-name="P2">Verify that the data structure used in the solution meets all requirements in the scenario.<text:line-break/></text:p>
          <text:list>
            <text:list-item>
              <text:p text:style-name="P3"><text:span text:style-name="T1">Identify two other data structures that could meet the same requirements in the scenario.<text:line-break/></text:span></text:p>
              <text:list>
                <text:list-item>
                  <text:p text:style-name="P2">Describe how each data structure identified in H1 is different from the data structure used in the solution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9T21:59:12.421000000</meta:creation-date>
    <dc:date>2024-05-29T22:07:19.603000000</dc:date>
    <meta:editing-duration>PT8M7S</meta:editing-duration>
    <meta:editing-cycles>1</meta:editing-cycles>
    <meta:document-statistic meta:table-count="0" meta:image-count="0" meta:object-count="0" meta:page-count="1" meta:paragraph-count="18" meta:word-count="271" meta:character-count="1590" meta:non-whitespace-character-count="1339"/>
    <meta:generator>LibreOffice/7.6.7.2$Windows_X86_64 LibreOffice_project/dd47e4b30cb7dab30588d6c79c651f218165e3c5</meta:generator>
  </office:meta>
</office:document-meta>
</file>